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417in" table:align="left"/>
    </style:style>
    <style:style style:name="Table1.A" style:family="table-column">
      <style:table-column-properties style:column-width="0.6583in"/>
    </style:style>
    <style:style style:name="Table1.B" style:family="table-column">
      <style:table-column-properties style:column-width="1.5785in"/>
    </style:style>
    <style:style style:name="Table1.C" style:family="table-column">
      <style:table-column-properties style:column-width="3.50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8049in" table:align="left"/>
    </style:style>
    <style:style style:name="Table2.A" style:family="table-column">
      <style:table-column-properties style:column-width="0.9174in"/>
    </style:style>
    <style:style style:name="Table2.B" style:family="table-column">
      <style:table-column-properties style:column-width="2.4063in"/>
    </style:style>
    <style:style style:name="Table2.C" style:family="table-column">
      <style:table-column-properties style:column-width="2.481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3924in"/>
    </style:style>
    <style:style style:name="Table3.B" style:family="table-column">
      <style:table-column-properties style:column-width="2.8028in"/>
    </style:style>
    <style:style style:name="Table3.C" style:family="table-column">
      <style:table-column-properties style:column-width="2.4979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officeooo:rsid="00124dd2" officeooo:paragraph-rsid="00124dd2"/>
    </style:style>
    <style:style style:name="P2" style:family="paragraph" style:parent-style-name="Heading_20_3">
      <style:text-properties officeooo:rsid="0012c0cd" officeooo:paragraph-rsid="0012c0c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4dd2" officeooo:paragraph-rsid="00124dd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24dd2" officeooo:paragraph-rsid="00124dd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24dd2" officeooo:paragraph-rsid="00124dd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24dd2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2c0cd" officeooo:paragraph-rsid="0012c0cd" style:font-weight-asian="normal" style:font-weight-complex="normal"/>
    </style:style>
    <style:style style:name="P8" style:family="paragraph" style:parent-style-name="Text_20_body" style:list-style-name="L1"/>
    <style:style style:name="P9" style:family="paragraph" style:parent-style-name="Text_20_body">
      <style:paragraph-properties fo:text-align="start" style:justify-single-word="false"/>
      <style:text-properties fo:font-weight="bold" officeooo:rsid="00124dd2" officeooo:paragraph-rsid="00124dd2" style:font-weight-asian="bold" style:font-weight-complex="bold"/>
    </style:style>
    <style:style style:name="P10" style:family="paragraph" style:parent-style-name="Text_20_body">
      <style:text-properties fo:font-weight="bold" officeooo:rsid="00124dd2" officeooo:paragraph-rsid="00124dd2" style:font-weight-asian="bold" style:font-weight-complex="bold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rsid="0012c0cd" officeooo:paragraph-rsid="0012c0cd" style:font-weight-asian="bold" style:font-weight-complex="bold"/>
    </style:style>
    <style:style style:name="P13" style:family="paragraph" style:parent-style-name="Text_20_body">
      <style:text-properties officeooo:rsid="00124dd2" officeooo:paragraph-rsid="00124dd2"/>
    </style:style>
    <style:style style:name="P14" style:family="paragraph" style:parent-style-name="Text_20_body" style:list-style-name="L2"/>
    <style:style style:name="P15" style:family="paragraph" style:parent-style-name="Text_20_body">
      <style:text-properties officeooo:rsid="0012c0cd" officeooo:paragraph-rsid="0012c0cd"/>
    </style:style>
    <style:style style:name="P16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4dd2" style:font-weight-asian="bold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NUX PROGRAMMING-7</text:p>
      <text:p text:style-name="P3"/>
      <text:p text:style-name="P4">name: skandashree s phaneesh</text:p>
      <text:p text:style-name="P4">usn: eng24cy0193</text:p>
      <text:p text:style-name="P4">roll number: 64</text:p>
      <text:p text:style-name="P4"/>
      <text:p text:style-name="P4"/>
      <text:p text:style-name="P4">1. What is a bash shell script? Give one example.</text:p>
      <text:p text:style-name="P7">Ans:</text:p>
      <text:p text:style-name="P6"><text:span text:style-name="Strong_20_Emphasis">Definition:</text:span><text:line-break/>A <text:span text:style-name="Strong_20_Emphasis">Bash shell script</text:span> is a text file containing a sequence of <text:span text:style-name="Strong_20_Emphasis">Linux commands</text:span> written for the <text:span text:style-name="Strong_20_Emphasis">Bash shell</text:span> to execute automatically.<text:line-break/>It helps automate repetitive tasks such as backups, installations, and system monitoring.</text:p>
      <text:p text:style-name="Text_20_body"><text:span text:style-name="Strong_20_Emphasis">Example:</text:span></text:p>
      <text:p text:style-name="P4">#!/bin/bash</text:p>
      <text:p text:style-name="P4">echo "Welcome to Bash scripting!"</text:p>
      <text:p text:style-name="P4"/>
      <text:p text:style-name="P4">2. Write a simple shell script to print “Hello World”.</text:p>
      <text:p text:style-name="P7">Ans:</text:p>
      <text:p text:style-name="P4">#!/bin/bash</text:p>
      <text:p text:style-name="P4">echo "Hello World"</text:p>
      <text:p text:style-name="P9"><text:span text:style-name="Strong_20_Emphasis">Explanation:</text:span></text:p>
      <text:list text:style-name="L1">
        <text:list-item>
          <text:p text:style-name="P8"><text:span text:style-name="Source_20_Text">#!/bin/bash</text:span> → tells the system to use Bash interpreter.</text:p>
        </text:list-item>
        <text:list-item>
          <text:p text:style-name="P8"><text:span text:style-name="Source_20_Text">echo</text:span> → prints text to the screen.</text:p>
        </text:list-item>
      </text:list>
      <text:p text:style-name="P11">3. What is the purpose of comments (#) in a shell script?</text:p>
      <text:p text:style-name="P13">Ans: </text:p>
      <text:h text:style-name="P1" text:outline-level="3"><text:span text:style-name="Strong_20_Emphasis"><text:span text:style-name="T3">Purpose of comments (</text:span></text:span><text:span text:style-name="Strong_20_Emphasis"><text:span text:style-name="Source_20_Text"><text:span text:style-name="T3">#</text:span></text:span></text:span><text:span text:style-name="Strong_20_Emphasis"><text:span text:style-name="T3">) in a shell script</text:span></text:span></text:h>
      <text:p text:style-name="Text_20_body"><text:span text:style-name="Strong_20_Emphasis">Purpose:</text:span><text:line-break/>Comments are used to <text:span text:style-name="Strong_20_Emphasis">explain code</text:span> or <text:span text:style-name="Strong_20_Emphasis">disable execution</text:span> of certain lines.<text:line-break/>The shell ignores everything written after <text:span text:style-name="Source_20_Text">#</text:span>.</text:p>
      <text:p text:style-name="Text_20_body"><text:span text:style-name="Strong_20_Emphasis">Example:</text:span></text:p>
      <text:p text:style-name="P13"># This script prints Hello World</text:p>
      <text:p text:style-name="P13">echo "Hello World"</text:p>
      <text:p text:style-name="P10">4. How do you declare variables (int, float, double, string, Boolean, and char</text:p>
      <text:p text:style-name="P10">in a shell script?</text:p>
      <text:p text:style-name="P13">Ans:</text:p>
      <text:h text:style-name="P1" text:outline-level="3"><text:span text:style-name="Strong_20_Emphasis"><text:span text:style-name="T3">Declaring variables in a shell script</text:span></text:span></text:h>
      <text:p text:style-name="Text_20_body">In Bash, you don’t specify a data type (like int, float, etc.) — <text:span text:style-name="Strong_20_Emphasis">everything is stored as a string by default</text:span>, but can be used numerically if needed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Example Declaration</text:p>
            </table:table-cell>
            <table:table-cell table:style-name="Table1.A1" office:value-type="string">
              <text:p text:style-name="Table_20_Heading">Example Usag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Integer</text:span></text:p>
          </table:table-cell>
          <table:table-cell table:style-name="Table1.A1" office:value-type="string">
            <text:p text:style-name="Table_20_Contents"><text:span text:style-name="Source_20_Text">num=10</text:span></text:p>
          </table:table-cell>
          <table:table-cell table:style-name="Table1.A1" office:value-type="string">
            <text:p text:style-name="Table_20_Contents"><text:span text:style-name="Source_20_Text">echo $num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loat</text:span></text:p>
          </table:table-cell>
          <table:table-cell table:style-name="Table1.A1" office:value-type="string">
            <text:p text:style-name="Table_20_Contents"><text:span text:style-name="Source_20_Text">num=3.14</text:span></text:p>
          </table:table-cell>
          <table:table-cell table:style-name="Table1.A1" office:value-type="string">
            <text:p text:style-name="Table_20_Contents">Use <text:span text:style-name="Source_20_Text">bc</text:span> or <text:span text:style-name="Source_20_Text">awk</text:span> for decimal math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ouble</text:span></text:p>
          </table:table-cell>
          <table:table-cell table:style-name="Table1.A1" office:value-type="string">
            <text:p text:style-name="Table_20_Contents">Same as float</text:p>
          </table:table-cell>
          <table:table-cell table:style-name="Table1.A1" office:value-type="string">
            <text:p text:style-name="Table_20_Contents">`result=$(echo "3.5 * 2"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ring</text:span></text:p>
          </table:table-cell>
          <table:table-cell table:style-name="Table1.A1" office:value-type="string">
            <text:p text:style-name="Table_20_Contents"><text:span text:style-name="Source_20_Text">name="Skanda"</text:span></text:p>
          </table:table-cell>
          <table:table-cell table:style-name="Table1.A1" office:value-type="string">
            <text:p text:style-name="Table_20_Contents"><text:span text:style-name="Source_20_Text">echo $name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oolean</text:span></text:p>
          </table:table-cell>
          <table:table-cell table:style-name="Table1.A1" office:value-type="string">
            <text:p text:style-name="Table_20_Contents"><text:span text:style-name="Source_20_Text">flag=true</text:span></text:p>
          </table:table-cell>
          <table:table-cell table:style-name="Table1.A1" office:value-type="string">
            <text:p text:style-name="Table_20_Contents"><text:span text:style-name="Source_20_Text">if [ "$flag" = true ]; then ... fi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har</text:span></text:p>
          </table:table-cell>
          <table:table-cell table:style-name="Table1.A1" office:value-type="string">
            <text:p text:style-name="Table_20_Contents"><text:span text:style-name="Source_20_Text">ch='A'</text:span></text:p>
          </table:table-cell>
          <table:table-cell table:style-name="Table1.A1" office:value-type="string">
            <text:p text:style-name="Table_20_Contents"><text:span text:style-name="Source_20_Text">echo $ch</text:span></text:p>
          </table:table-cell>
        </table:table-row>
      </table:table>
      <text:p text:style-name="P13"/>
      <text:p text:style-name="P10">5. Write a shell script to display the current date and time of the system.</text:p>
      <text:p text:style-name="P13">Ans:</text:p>
      <text:h text:style-name="P1" text:outline-level="3"><text:span text:style-name="Strong_20_Emphasis"><text:span text:style-name="T3">Shell script to display current date and time</text:span></text:span></text:h>
      <text:p text:style-name="P13">#!/bin/bash</text:p>
      <text:p text:style-name="P13">echo "Current Date and Time:"</text:p>
      <text:p text:style-name="P13">date</text:p>
      <text:p text:style-name="P13"><text:span text:style-name="Strong_20_Emphasis">Explanation:</text:span><text:line-break/>The <text:span text:style-name="Source_20_Text">date</text:span> command displays system date and time.</text:p>
      <text:p text:style-name="P10">6. Explain the difference between a constant and a variable in bash script.</text:p>
      <text:p text:style-name="P13">Ans: </text:p>
      <text:h text:style-name="P1" text:outline-level="3"><text:span text:style-name="Strong_20_Emphasis"><text:span text:style-name="T3">Difference between a Constant and a Variable in Bash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<text:span text:style-name="Strong_20_Emphasis">Variable</text:span></text:p>
            </table:table-cell>
            <table:table-cell table:style-name="Table2.A1" office:value-type="string">
              <text:p text:style-name="Table_20_Heading"><text:span text:style-name="Strong_20_Emphasis">Constant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Definition</text:span></text:p>
          </table:table-cell>
          <table:table-cell table:style-name="Table2.A1" office:value-type="string">
            <text:p text:style-name="Table_20_Contents">Value can change during execution</text:p>
          </table:table-cell>
          <table:table-cell table:style-name="Table2.A1" office:value-type="string">
            <text:p text:style-name="Table_20_Contents">Value cannot change once assigned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Declaration</text:span></text:p>
          </table:table-cell>
          <table:table-cell table:style-name="Table2.A1" office:value-type="string">
            <text:p text:style-name="Table_20_Contents"><text:span text:style-name="Source_20_Text">x=5</text:span></text:p>
          </table:table-cell>
          <table:table-cell table:style-name="Table2.A1" office:value-type="string">
            <text:p text:style-name="Table_20_Contents"><text:span text:style-name="Source_20_Text">readonly x=5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xample</text:span></text:p>
          </table:table-cell>
          <table:table-cell table:style-name="Table2.A1" office:value-type="string">
            <text:p text:style-name="Table_20_Contents"><text:span text:style-name="Source_20_Text">x=10; x=20</text:span> (valid)</text:p>
          </table:table-cell>
          <table:table-cell table:style-name="Table2.A1" office:value-type="string">
            <text:p text:style-name="Table_20_Contents"><text:span text:style-name="Source_20_Text">readonly x=10; x=20</text:span> (error)</text:p>
          </table:table-cell>
        </table:table-row>
      </table:table>
      <text:p text:style-name="P13"/>
      <text:p text:style-name="P10">7. Write a shell script to read two integer number from the user and compute the</text:p>
      <text:p text:style-name="P10">sum of both the number.</text:p>
      <text:p text:style-name="P13">Ans: </text:p>
      <text:p text:style-name="P13">Shell script to read two integers and compute their sum</text:p>
      <text:p text:style-name="P13">#!/bin/bash</text:p>
      <text:p text:style-name="P13">echo "Enter first number:"</text:p>
      <text:p text:style-name="P13">read a</text:p>
      <text:p text:style-name="P13">echo "Enter second number:"</text:p>
      <text:p text:style-name="P13">read b</text:p>
      <text:p text:style-name="P13">sum=$((a + b))</text:p>
      <text:p text:style-name="P13">echo "Sum = $sum"</text:p>
      <text:p text:style-name="P13"><text:soft-page-break/><text:span text:style-name="Strong_20_Emphasis">Explanation:</text:span></text:p>
      <text:list text:style-name="L2">
        <text:list-item>
          <text:p text:style-name="P14"><text:span text:style-name="Source_20_Text">read</text:span> → takes user input.</text:p>
        </text:list-item>
        <text:list-item>
          <text:p text:style-name="P14"><text:span text:style-name="Source_20_Text">$(( ... ))</text:span> → performs arithmetic.</text:p>
        </text:list-item>
      </text:list>
      <text:p text:style-name="P10">8. What is the use of source command in shell scripting?</text:p>
      <text:p text:style-name="P13">Ans: </text:p>
      <text:h text:style-name="P1" text:outline-level="3"><text:span text:style-name="Strong_20_Emphasis"><text:span text:style-name="T3">Use of </text:span></text:span><text:span text:style-name="Strong_20_Emphasis"><text:span text:style-name="Source_20_Text"><text:span text:style-name="T3">source</text:span></text:span></text:span><text:span text:style-name="Strong_20_Emphasis"><text:span text:style-name="T3"> command in shell scripting</text:span></text:span></text:h>
      <text:p text:style-name="Text_20_body"><text:span text:style-name="Strong_20_Emphasis">Purpose:</text:span><text:line-break/>The <text:span text:style-name="Source_20_Text">source</text:span> command (or <text:span text:style-name="Source_20_Text">.</text:span>) executes a script <text:span text:style-name="Strong_20_Emphasis">in the current shell environment</text:span>, not in a new process.</text:p>
      <text:p text:style-name="Text_20_body"><text:span text:style-name="Strong_20_Emphasis">Example:</text:span></text:p>
      <text:p text:style-name="P13">source myscript.sh</text:p>
      <text:p text:style-name="P13">If <text:span text:style-name="Source_20_Text">myscript.sh</text:span> sets variables, they remain available in the current shell after execution.</text:p>
      <text:p text:style-name="P10">9. How can you debug a shell script? Give two methods.</text:p>
      <text:p text:style-name="P15">Ans: </text:p>
      <text:h text:style-name="P2" text:outline-level="3"><text:span text:style-name="Strong_20_Emphasis"><text:span text:style-name="T3">How to debug a shell script (2 methods)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Method</text:p>
            </table:table-cell>
            <table:table-cell table:style-name="Table3.A1" office:value-type="string">
              <text:p text:style-name="Table_20_Heading">Command/Option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1. Run with -x option</text:span></text:p>
          </table:table-cell>
          <table:table-cell table:style-name="Table3.A1" office:value-type="string">
            <text:p text:style-name="Table_20_Contents"><text:span text:style-name="Source_20_Text">bash -x script.sh</text:span></text:p>
          </table:table-cell>
          <table:table-cell table:style-name="Table3.A1" office:value-type="string">
            <text:p text:style-name="Table_20_Contents">Prints each command before executing it (step-by-step debugging)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2. Add set -x / set +x inside script</text:span></text:p>
          </table:table-cell>
          <table:table-cell table:style-name="Table3.A1" office:value-type="string">
            <text:p text:style-name="Table_20_Contents"><text:span text:style-name="Source_20_Text">set -x # start debug &lt;commands&gt; set +x # stop debug</text:span></text:p>
          </table:table-cell>
          <table:table-cell table:style-name="Table3.A1" office:value-type="string">
            <text:p text:style-name="Table_20_Contents">Enables debugging for specific parts of the script.</text:p>
          </table:table-cell>
        </table:table-row>
      </table:table>
      <text:p text:style-name="P15"/>
      <text:p text:style-name="P12">10. Write a bash script to create and delete a file.</text:p>
      <text:p text:style-name="P15">Ans:</text:p>
      <text:p text:style-name="P15">Bash script to create and delete a file</text:p>
      <text:p text:style-name="P15">#!/bin/bash</text:p>
      <text:p text:style-name="P15"># Create a file</text:p>
      <text:p text:style-name="P15">touch myfile.txt</text:p>
      <text:p text:style-name="P15">echo "File created: myfile.txt"</text:p>
      <text:p text:style-name="P15"/>
      <text:p text:style-name="P15"># Delete the file</text:p>
      <text:p text:style-name="P15">rm myfile.txt</text:p>
      <text:p text:style-name="P15">echo "File deleted: myfile.txt"</text:p>
      <text:p text:style-name="P15"><text:soft-page-break/><text:span text:style-name="Strong_20_Emphasis">Explanation:</text:span></text:p>
      <text:list text:style-name="L3">
        <text:list-item>
          <text:p text:style-name="P16"><text:span text:style-name="Source_20_Text">touch</text:span> → creates an empty file.</text:p>
        </text:list-item>
        <text:list-item>
          <text:p text:style-name="P16"><text:span text:style-name="Source_20_Text">rm</text:span> → removes (deletes) the fi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20:47:19.694112524</meta:creation-date>
    <dc:date>2025-10-13T21:05:45.240467468</dc:date>
    <meta:editing-duration>PT6M50S</meta:editing-duration>
    <meta:editing-cycles>1</meta:editing-cycles>
    <meta:document-statistic meta:table-count="3" meta:image-count="0" meta:object-count="0" meta:page-count="4" meta:paragraph-count="118" meta:word-count="577" meta:character-count="3293" meta:non-whitespace-character-count="2834"/>
    <meta:generator>LibreOffice/24.2.7.2$Linux_X86_64 LibreOffice_project/420$Build-2</meta:generator>
  </office:meta>
</office:document-meta>
</file>